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Times New Roman', Times, serif"/>
    <style:font-face style:name="Inter" svg:font-family="Inter, sans-serif"/>
    <style:font-face style:name="Lohit Devanagari1" svg:font-family="'Lohit Devanagari'"/>
    <style:font-face style:name="Merriweather" svg:font-family="Merriweather, 'PT Serif', Georgia, 'Times New Roman', serif"/>
    <style:font-face style:name="Raleway" svg:font-family="Raleway, sans-serif"/>
    <style:font-face style:name="Source Sans Pro" svg:font-family="'Source Sans Pro', sans-serif"/>
    <style:font-face style:name="arial" svg:font-family="arial"/>
    <style:font-face style:name="arial1" svg:font-family="arial, sans-serif"/>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2ca8"/>
    </style:style>
    <style:style style:name="P2" style:family="paragraph" style:parent-style-name="Standard">
      <style:text-properties officeooo:rsid="0007d6c4" officeooo:paragraph-rsid="0007d6c4"/>
    </style:style>
    <style:style style:name="P3" style:family="paragraph" style:parent-style-name="Standard">
      <style:text-properties officeooo:rsid="0007d6c4" officeooo:paragraph-rsid="00209493"/>
    </style:style>
    <style:style style:name="P4" style:family="paragraph" style:parent-style-name="Standard">
      <style:text-properties officeooo:rsid="0007d6c4" officeooo:paragraph-rsid="00241b4d"/>
    </style:style>
    <style:style style:name="P5" style:family="paragraph" style:parent-style-name="Standard">
      <style:text-properties officeooo:rsid="0009d302" officeooo:paragraph-rsid="0009d302"/>
    </style:style>
    <style:style style:name="P6" style:family="paragraph" style:parent-style-name="Standard">
      <style:text-properties officeooo:rsid="000cd9ca" officeooo:paragraph-rsid="000cd9ca"/>
    </style:style>
    <style:style style:name="P7" style:family="paragraph" style:parent-style-name="Standard">
      <style:text-properties officeooo:rsid="000cd9ca" officeooo:paragraph-rsid="00209493"/>
    </style:style>
    <style:style style:name="P8" style:family="paragraph" style:parent-style-name="Standard">
      <style:text-properties officeooo:paragraph-rsid="000cd9ca"/>
    </style:style>
    <style:style style:name="P9" style:family="paragraph" style:parent-style-name="Standard">
      <style:text-properties officeooo:rsid="000ed3e8" officeooo:paragraph-rsid="000ed3e8"/>
    </style:style>
    <style:style style:name="P10" style:family="paragraph" style:parent-style-name="Standard">
      <style:text-properties officeooo:paragraph-rsid="000ed3e8"/>
    </style:style>
    <style:style style:name="P11" style:family="paragraph" style:parent-style-name="Standard">
      <style:text-properties officeooo:paragraph-rsid="00112a26"/>
    </style:style>
    <style:style style:name="P12" style:family="paragraph" style:parent-style-name="Standard">
      <style:text-properties officeooo:rsid="0009f84d" officeooo:paragraph-rsid="0009f84d"/>
    </style:style>
    <style:style style:name="P13" style:family="paragraph" style:parent-style-name="Standard">
      <style:text-properties officeooo:paragraph-rsid="0014dcef"/>
    </style:style>
    <style:style style:name="P14" style:family="paragraph" style:parent-style-name="Standard">
      <style:text-properties officeooo:paragraph-rsid="00163dbe"/>
    </style:style>
    <style:style style:name="P15" style:family="paragraph" style:parent-style-name="Standard">
      <style:text-properties officeooo:rsid="00072ca8" officeooo:paragraph-rsid="00072ca8"/>
    </style:style>
    <style:style style:name="P16" style:family="paragraph" style:parent-style-name="Standard">
      <style:text-properties officeooo:rsid="00182078" officeooo:paragraph-rsid="00072ca8"/>
    </style:style>
    <style:style style:name="P17" style:family="paragraph" style:parent-style-name="Standard">
      <style:text-properties officeooo:rsid="00182078" officeooo:paragraph-rsid="00182078"/>
    </style:style>
    <style:style style:name="P18" style:family="paragraph" style:parent-style-name="Standard">
      <style:text-properties officeooo:rsid="0018db73" officeooo:paragraph-rsid="0018db73"/>
    </style:style>
    <style:style style:name="P19" style:family="paragraph" style:parent-style-name="Standard">
      <style:text-properties officeooo:rsid="0018db73" officeooo:paragraph-rsid="0020213a"/>
    </style:style>
    <style:style style:name="P20" style:family="paragraph" style:parent-style-name="Standard">
      <style:text-properties officeooo:rsid="00198ae8" officeooo:paragraph-rsid="001ec733"/>
    </style:style>
    <style:style style:name="P21" style:family="paragraph" style:parent-style-name="Standard">
      <style:text-properties fo:font-variant="normal" fo:text-transform="none" fo:color="#333333" style:font-name="arial" fo:font-size="13.5pt" fo:letter-spacing="normal" fo:font-style="normal" fo:font-weight="normal" officeooo:rsid="00198ae8" officeooo:paragraph-rsid="001ec733"/>
    </style:style>
    <style:style style:name="P22" style:family="paragraph" style:parent-style-name="Standard">
      <style:text-properties fo:font-variant="normal" fo:text-transform="none" fo:color="#333333" style:font-name="Merriweather" fo:font-size="13.5pt" fo:letter-spacing="normal" fo:font-style="normal" fo:font-weight="normal" officeooo:rsid="001cf6d9" officeooo:paragraph-rsid="001cf6d9"/>
    </style:style>
    <style:style style:name="P23" style:family="paragraph" style:parent-style-name="Standard">
      <style:text-properties fo:font-variant="normal" fo:text-transform="none" fo:color="#292929" style:font-name="charter" fo:font-size="15.75pt" fo:letter-spacing="normal" fo:font-style="normal" fo:font-weight="normal" officeooo:rsid="001cf6d9" officeooo:paragraph-rsid="001cf6d9"/>
    </style:style>
    <style:style style:name="P24" style:family="paragraph" style:parent-style-name="Standard">
      <style:text-properties fo:font-variant="normal" fo:text-transform="none" fo:color="#111111" style:font-name="arial1" fo:font-size="12pt" fo:letter-spacing="normal" fo:font-style="normal" fo:font-weight="normal" officeooo:rsid="001cf6d9" officeooo:paragraph-rsid="001cf6d9"/>
    </style:style>
    <style:style style:name="P25" style:family="paragraph" style:parent-style-name="Standard">
      <style:text-properties fo:font-variant="normal" fo:text-transform="none" fo:color="#000000" style:font-name="arial1" fo:font-size="12pt" fo:letter-spacing="normal" fo:font-style="normal" fo:font-weight="normal" officeooo:rsid="001cf6d9" officeooo:paragraph-rsid="001cf6d9"/>
    </style:style>
    <style:style style:name="P26" style:family="paragraph" style:parent-style-name="Standard">
      <style:text-properties officeooo:rsid="001cf6d9" officeooo:paragraph-rsid="001cf6d9"/>
    </style:style>
    <style:style style:name="P27" style:family="paragraph" style:parent-style-name="Standard">
      <style:text-properties officeooo:paragraph-rsid="001ec733"/>
    </style:style>
    <style:style style:name="P28" style:family="paragraph" style:parent-style-name="Standard">
      <style:text-properties officeooo:paragraph-rsid="0020213a"/>
    </style:style>
    <style:style style:name="P29" style:family="paragraph" style:parent-style-name="Standard">
      <style:text-properties fo:color="#000000" officeooo:paragraph-rsid="000ed3e8"/>
    </style:style>
    <style:style style:name="P30" style:family="paragraph" style:parent-style-name="Standard">
      <style:text-properties officeooo:rsid="002d45ce" officeooo:paragraph-rsid="002d45ce"/>
    </style:style>
    <style:style style:name="P31" style:family="paragraph" style:parent-style-name="Standard">
      <style:text-properties officeooo:rsid="002e4a78" officeooo:paragraph-rsid="002e4a78"/>
    </style:style>
    <style:style style:name="P32" style:family="paragraph" style:parent-style-name="Standard">
      <style:text-properties fo:font-weight="bold" officeooo:rsid="001cf6d9" officeooo:paragraph-rsid="001cf6d9" style:font-weight-asian="bold" style:font-weight-complex="bold"/>
    </style:style>
    <style:style style:name="P3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Liberation Mono" fo:font-size="12pt" fo:letter-spacing="normal" fo:font-style="normal" fo:font-weight="normal" officeooo:rsid="0018db73" style:font-size-asian="12pt" style:font-size-complex="12pt"/>
    </style:style>
    <style:style style:name="P3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Liberation Mono" fo:font-size="12pt" fo:letter-spacing="normal" fo:font-style="normal" fo:font-weight="normal" officeooo:rsid="0018db73" officeooo:paragraph-rsid="0018db73" style:font-size-asian="12pt" style:font-size-complex="12pt"/>
    </style:style>
    <style:style style:name="P3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Inter" fo:font-size="12pt" fo:letter-spacing="normal" fo:font-style="normal" fo:font-weight="normal" officeooo:rsid="0018db73" officeooo:paragraph-rsid="0018db73"/>
    </style:style>
    <style:style style:name="P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53535" style:font-name="Georgia" fo:font-size="14pt" fo:letter-spacing="normal" fo:font-style="normal" fo:font-weight="normal"/>
    </style:style>
    <style:style style:name="P3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paragraph-rsid="0018db73"/>
    </style:style>
    <style:style style:name="P38" style:family="paragraph" style:parent-style-name="Text_20_body">
      <style:paragraph-properties fo:margin-left="0cm" fo:margin-right="0cm" fo:orphans="2" fo:widows="2" fo:text-indent="0cm" style:auto-text-indent="false"/>
      <style:text-properties fo:font-variant="normal" fo:text-transform="none" fo:color="#333333" style:font-name="arial" fo:font-size="13.5pt" fo:letter-spacing="normal" fo:font-style="normal" fo:font-weight="normal"/>
    </style:style>
    <style:style style:name="P39" style:family="paragraph" style:parent-style-name="Text_20_body">
      <style:paragraph-properties fo:margin-left="0cm" fo:margin-right="0cm" fo:orphans="2" fo:widows="2" fo:text-indent="0cm" style:auto-text-indent="false"/>
      <style:text-properties fo:font-variant="normal" fo:text-transform="none" fo:color="#333333" style:font-name="arial" fo:font-size="13.5pt" fo:letter-spacing="normal" fo:font-style="normal" fo:font-weight="normal" officeooo:rsid="001bc165" officeooo:paragraph-rsid="001bc165"/>
    </style:style>
    <style:style style:name="P40" style:family="paragraph" style:parent-style-name="Preformatted_20_Text">
      <style:paragraph-properties fo:margin-left="0cm" fo:margin-right="0cm" fo:orphans="2" fo:widows="2" fo:text-indent="0cm" style:auto-text-indent="false"/>
    </style:style>
    <style:style style:name="P41" style:family="paragraph" style:parent-style-name="Heading_20_3">
      <style:paragraph-properties fo:margin-left="0cm" fo:margin-right="0cm" fo:orphans="2" fo:widows="2" fo:text-indent="0cm" style:auto-text-indent="false"/>
      <style:text-properties fo:font-variant="normal" fo:text-transform="none" fo:color="#333333" style:font-name="arial" fo:letter-spacing="normal" fo:font-style="normal" fo:font-weight="bold" style:font-weight-asian="bold" style:font-weight-complex="bold"/>
    </style:style>
    <style:style style:name="P42" style:family="paragraph" style:parent-style-name="Text_20_body">
      <style:text-properties fo:font-variant="normal" fo:text-transform="none" fo:color="#093366" style:font-name="Liberation Mono" fo:font-size="12pt" fo:letter-spacing="normal" fo:font-style="normal" fo:font-weight="normal" officeooo:rsid="0018db73" officeooo:paragraph-rsid="00182078" style:font-size-asian="12pt" style:font-size-complex="12pt"/>
    </style:style>
    <style:style style:name="P43" style:family="paragraph" style:parent-style-name="Text_20_body">
      <style:text-properties fo:font-variant="normal" fo:text-transform="none" fo:color="#333333" style:font-name="Merriweather" fo:font-size="13.5pt" fo:letter-spacing="normal" fo:font-style="normal" fo:font-weight="normal" officeooo:rsid="001cf6d9" officeooo:paragraph-rsid="001cf6d9"/>
    </style:style>
    <style:style style:name="P44" style:family="paragraph" style:parent-style-name="Text_20_body">
      <style:text-properties officeooo:paragraph-rsid="002e4a78"/>
    </style:style>
    <style:style style:name="P45" style:family="paragraph" style:parent-style-name="Preformatted_20_Text">
      <style:paragraph-properties fo:orphans="2" fo:widows="2"/>
    </style:style>
    <style:style style:name="P46" style:family="paragraph" style:parent-style-name="Preformatted_20_Text">
      <style:paragraph-properties fo:margin-top="0cm" fo:margin-bottom="0.499cm" loext:contextual-spacing="false" fo:orphans="2" fo:widows="2"/>
    </style:style>
    <style:style style:name="P47" style:family="paragraph" style:parent-style-name="Heading_20_3">
      <style:text-properties fo:color="#000000"/>
    </style:style>
    <style:style style:name="P48"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style>
    <style:style style:name="T1" style:family="text">
      <style:text-properties officeooo:rsid="00072ca8"/>
    </style:style>
    <style:style style:name="T2" style:family="text">
      <style:text-properties officeooo:rsid="0007d6c4"/>
    </style:style>
    <style:style style:name="T3" style:family="text">
      <style:text-properties officeooo:rsid="000c2695"/>
    </style:style>
    <style:style style:name="T4" style:family="text">
      <style:text-properties officeooo:rsid="000cd9ca"/>
    </style:style>
    <style:style style:name="T5" style:family="text">
      <style:text-properties officeooo:rsid="000ed3e8"/>
    </style:style>
    <style:style style:name="T6" style:family="text">
      <style:text-properties officeooo:rsid="000ef3f8"/>
    </style:style>
    <style:style style:name="T7" style:family="text">
      <style:text-properties fo:font-variant="normal" fo:text-transform="none" fo:color="#bdc1c6" fo:letter-spacing="normal"/>
    </style:style>
    <style:style style:name="T8" style:family="text">
      <style:text-properties fo:font-variant="normal" fo:text-transform="none" fo:color="#000000" style:font-name="arial1" fo:font-size="12pt" fo:letter-spacing="normal" fo:font-style="normal" fo:font-weight="normal"/>
    </style:style>
    <style:style style:name="T9" style:family="text">
      <style:text-properties fo:font-variant="normal" fo:text-transform="none" fo:color="#000000" style:font-name="arial1" fo:font-size="12pt" fo:letter-spacing="normal" fo:font-style="normal" fo:font-weight="normal" officeooo:rsid="00112a26"/>
    </style:style>
    <style:style style:name="T10" style:family="text">
      <style:text-properties fo:font-variant="normal" fo:text-transform="none" fo:color="#000000" style:font-name="arial1" fo:font-size="12pt" fo:letter-spacing="normal" fo:font-style="normal" fo:font-weight="normal" officeooo:rsid="0014dcef"/>
    </style:style>
    <style:style style:name="T11" style:family="text">
      <style:text-properties fo:font-variant="normal" fo:text-transform="none" fo:color="#000000" style:font-name="arial1" fo:font-size="10.5pt" fo:letter-spacing="normal" fo:font-style="normal" fo:font-weight="normal"/>
    </style:style>
    <style:style style:name="T12" style:family="text">
      <style:text-properties fo:font-variant="normal" fo:text-transform="none" fo:color="#000000" style:font-name="arial1" fo:font-size="10.5pt" fo:letter-spacing="normal" fo:font-style="normal" fo:font-weight="bold" style:font-weight-asian="bold" style:font-weight-complex="bold"/>
    </style:style>
    <style:style style:name="T13" style:family="text">
      <style:text-properties fo:font-variant="normal" fo:text-transform="none" fo:color="#000000" fo:letter-spacing="normal"/>
    </style:style>
    <style:style style:name="T14" style:family="text">
      <style:text-properties fo:font-variant="normal" fo:text-transform="none" fo:color="#34302d" style:font-name="Raleway" fo:font-size="12pt" fo:letter-spacing="normal" fo:font-style="normal" fo:font-weight="normal"/>
    </style:style>
    <style:style style:name="T15" style:family="text">
      <style:text-properties fo:font-variant="normal" fo:text-transform="none" fo:color="#093366" style:font-name="Liberation Mono" fo:font-size="12pt" fo:letter-spacing="normal" fo:font-style="normal" fo:font-weight="normal" officeooo:rsid="0018db73" style:font-size-asian="12pt" style:font-size-complex="12pt"/>
    </style:style>
    <style:style style:name="T16" style:family="text">
      <style:text-properties fo:font-variant="normal" fo:text-transform="none" fo:color="#093366" style:font-name="Liberation Mono" fo:font-size="12pt" fo:letter-spacing="normal" fo:font-style="normal" fo:font-weight="normal" officeooo:rsid="0018db73" style:font-size-asian="12pt" style:font-size-complex="12pt" loext:padding="0cm" loext:border="none"/>
    </style:style>
    <style:style style:name="T17" style:family="text">
      <style:text-properties fo:font-variant="normal" fo:text-transform="none" fo:color="#333333" style:font-name="Merriweather" fo:font-size="13.5pt" fo:letter-spacing="normal" fo:font-style="normal" fo:font-weight="normal"/>
    </style:style>
    <style:style style:name="T18" style:family="text">
      <style:text-properties fo:font-variant="normal" fo:text-transform="none" fo:color="#333333" fo:letter-spacing="normal"/>
    </style:style>
    <style:style style:name="T19" style:family="text">
      <style:text-properties fo:font-variant="normal" fo:text-transform="none" fo:color="#06142d" style:font-name="Source Sans Pro" fo:font-size="13.5pt" fo:letter-spacing="normal" fo:font-style="normal" fo:font-weight="normal"/>
    </style:style>
    <style:style style:name="T20" style:family="text">
      <style:text-properties fo:font-variant="normal" fo:text-transform="none" fo:color="#06142d" style:font-name="Source Sans Pro" fo:font-size="13.5pt" fo:letter-spacing="normal" fo:font-style="normal" fo:font-weight="normal" officeooo:rsid="0018db73"/>
    </style:style>
    <style:style style:name="T21" style:family="text">
      <style:text-properties fo:font-variant="normal" fo:text-transform="none" fo:color="#06142d" style:font-name="Source Sans Pro" fo:font-size="13.5pt" fo:letter-spacing="normal" fo:font-style="normal" fo:font-weight="normal" officeooo:rsid="001ec733"/>
    </style:style>
    <style:style style:name="T22" style:family="text">
      <style:text-properties fo:font-variant="normal" fo:text-transform="none" fo:color="#353535" fo:letter-spacing="normal"/>
    </style:style>
    <style:style style:name="T23" style:family="text">
      <style:text-properties fo:font-variant="normal" fo:text-transform="none" fo:color="#353535" fo:letter-spacing="normal" fo:font-style="normal" fo:font-weight="normal"/>
    </style:style>
    <style:style style:name="T24" style:family="text">
      <style:text-properties fo:font-variant="normal" fo:text-transform="none" style:font-name="arial1" fo:font-size="12pt" fo:letter-spacing="normal" fo:font-style="normal" fo:font-weight="normal"/>
    </style:style>
    <style:style style:name="T25" style:family="text">
      <style:text-properties fo:font-variant="normal" fo:text-transform="none" fo:letter-spacing="normal"/>
    </style:style>
    <style:style style:name="T26" style:family="text">
      <style:text-properties fo:color="#000000" officeooo:rsid="000cd9ca"/>
    </style:style>
    <style:style style:name="T27" style:family="text">
      <style:text-properties fo:color="#000000" officeooo:rsid="0014dcef"/>
    </style:style>
    <style:style style:name="T28" style:family="text">
      <style:text-properties officeooo:rsid="00112a26"/>
    </style:style>
    <style:style style:name="T29" style:family="text">
      <style:text-properties officeooo:rsid="00163dbe"/>
    </style:style>
    <style:style style:name="T30" style:family="text">
      <style:text-properties officeooo:rsid="0018db73"/>
    </style:style>
    <style:style style:name="T31" style:family="text">
      <style:text-properties officeooo:rsid="00198ae8"/>
    </style:style>
    <style:style style:name="T32" style:family="text">
      <style:text-properties officeooo:rsid="001cf6d9"/>
    </style:style>
    <style:style style:name="T33" style:family="text">
      <style:text-properties officeooo:rsid="001ec733"/>
    </style:style>
    <style:style style:name="T34" style:family="text">
      <style:text-properties officeooo:rsid="0020213a"/>
    </style:style>
    <style:style style:name="T35" style:family="text">
      <style:text-properties officeooo:rsid="00209493"/>
    </style:style>
    <style:style style:name="T36" style:family="text">
      <style:text-properties officeooo:rsid="00241b4d"/>
    </style:style>
    <style:style style:name="T37" style:family="text">
      <style:text-properties fo:color="#111111"/>
    </style:style>
    <style:style style:name="T38" style:family="text">
      <style:text-properties fo:color="#111111" style:font-name="arial1" fo:font-size="12pt"/>
    </style:style>
    <style:style style:name="T39" style:family="text">
      <style:text-properties fo:color="#353535" style:font-name="Georgia" fo:font-size="14pt"/>
    </style:style>
    <style:style style:name="T40" style:family="text">
      <style:text-properties fo:color="#0a89c0" style:font-name="Georgia" fo:font-size="14pt"/>
    </style:style>
    <style:style style:name="T41" style:family="text">
      <style:text-properties officeooo:rsid="002e4a78"/>
    </style:style>
    <style:style style:name="T42" style:family="text">
      <style:text-properties fo:font-weight="bold" officeooo:rsid="002e4a78"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
      <text:p text:style-name="P17">A <text:span text:style-name="T30">POO surgiu como uma alternativa da programação estruturada que tem como conceito base classe e objetos.</text:span></text:p>
      <text:p text:style-name="P17"/>
      <text:p text:style-name="P42">(sequências: são os comandos a serem executados</text:p>
      <text:list xml:id="list1364365630" text:style-name="L1">
        <text:list-item>
          <text:p text:style-name="P48"><text:span text:style-name="T15">condições: sequências que só devem ser executadas se uma condição for satisfeita (exemplos: </text:span><text:span text:style-name="Source_20_Text"><text:span text:style-name="T16">if-else</text:span></text:span><text:span text:style-name="T15">, </text:span><text:span text:style-name="Source_20_Text"><text:span text:style-name="T16">switch</text:span></text:span><text:span text:style-name="T15"> e comandos parecidos)</text:span></text:p>
        </text:list-item>
        <text:list-item>
          <text:p text:style-name="P48"><text:span text:style-name="T15">repetições: sequências que devem ser executadas repetidamente até uma condição for satisfeita (</text:span><text:span text:style-name="Source_20_Text"><text:span text:style-name="T16">for</text:span></text:span><text:span text:style-name="T15">, </text:span><text:span text:style-name="Source_20_Text"><text:span text:style-name="T16">while</text:span></text:span><text:span text:style-name="T15">, </text:span><text:span text:style-name="Source_20_Text"><text:span text:style-name="T16">do-while</text:span></text:span><text:span text:style-name="T15"> etc))</text:span></text:p>
        </text:list-item>
      </text:list>
      <text:p text:style-name="P33"/>
      <text:p text:style-name="P37"><text:span text:style-name="T15">que tem como um conceito base :</text:span><text:span text:style-name="Strong_20_Emphasis"><text:span text:style-name="T16">classes</text:span></text:span><text:span text:style-name="T15"> e </text:span><text:span text:style-name="Strong_20_Emphasis"><text:span text:style-name="T16">objetos</text:span></text:span><text:span text:style-name="T15">.</text:span></text:p>
      <text:p text:style-name="P34">classe é um conjunto de características e comportamentos que definem o conjunto de objetos pertencentes à essa classe. </text:p>
      <text:p text:style-name="P35"/>
      <text:p text:style-name="P17"/>
      <text:p text:style-name="P18">Existem 4 pilares dentro da POO, que seriam </text:p>
      <text:p text:style-name="P20">Herança</text:p>
      <text:p text:style-name="P21">Como o nome mesmo já diz, a herança serve para herdar alguma coisa de alguém. Sendo assim, é muito utilizada para fazer o reaproveitamento de código,</text:p>
      <text:p text:style-name="P20"/>
      <text:p text:style-name="P27"><text:span text:style-name="T31">Polimorfismo </text:span><text:span text:style-name="T34">é a capacidade de um objeto possa se passar por outros em determinadas situações, </text:span><text:span text:style-name="T19">é a propriedade de duas ou mais classes derivadas de uma mesma superclasse responderem a mesma mensagem, cada uma de uma forma diferente. Ocorre quando uma subclasse redefine um método existente na superclasse, ou seja, quando temos os </text:span><text:span text:style-name="Strong_20_Emphasis"><text:span text:style-name="T19">métodos sobrescritos</text:span></text:span></text:p>
      <text:p text:style-name="P27"><text:span text:style-name="Strong_20_Emphasis"><text:span text:style-name="T19"/></text:span></text:p>
      <text:p text:style-name="P19">Encapsulamento <text:span text:style-name="T33">é a capacidade de esconder detalhes do objeto.</text:span></text:p>
      <text:p text:style-name="P19"/>
      <text:p text:style-name="P19"><text:span text:style-name="Strong_20_Emphasis"><text:span text:style-name="T20">Abstração </text:span></text:span><text:span text:style-name="Strong_20_Emphasis"><text:span text:style-name="T21">é a união das características do encapsulamento e do polimorfismo, a ideia principal é apresentar o objeto de uma forma abstrata, herdado por outras classes.</text:span></text:span></text:p>
      <text:p text:style-name="P18"/>
      <text:p text:style-name="P28"><text:span text:style-name="T1">Meu PDI teve </text:span><text:span text:style-name="T36">como objetivo desenvolver o conhecimento na linguagem kotlin e na POO, pra isso eu</text:span><text:span text:style-name="T1"> </text:span><text:span text:style-name="T36">fiz uma</text:span><text:span text:style-name="T34"> API </text:span><text:span text:style-name="T36">simples, sendo que a </text:span><text:span text:style-name="T34">primeira etapa foi o</text:span><text:span text:style-name="T31"> diagrama de entidades de um banco</text:span></text:p>
      <text:p text:style-name="P1"/>
      <text:p text:style-name="P1"><text:span text:style-name="T1">Utilizei para a construção </text:span><text:span text:style-name="T2">do projeto o site start.spring.io, o banco de dados foi o h2 em memória jpa e springdata como orm e o padrão repository para acesso ao banco de dados. Além disso utilizei <text:s/>injeção de dependência para injetar a repository no controller.</text:span></text:p>
      <text:p text:style-name="P2">O spring web fará todo o mapeamento da rota além de fazer a injeção de dependencia.</text:p>
      <text:p text:style-name="P2"/>
      <text:p text:style-name="P2">Utilizei o maven como gerenciador de dependencia, o springboot eu deixei o default.</text:p>
      <text:p text:style-name="P2"/>
      <text:p text:style-name="P2">NÂO FALAR PACKAGE JAR e JAVA 11</text:p>
      <text:p text:style-name="P2"><text:soft-page-break/></text:p>
      <text:p text:style-name="P4"><text:span text:style-name="T1">Meu PDI teve </text:span><text:span text:style-name="T36">como objetivo desenvolver o conhecimento na linguagem kotlin e na POO, pra isso eu</text:span><text:span text:style-name="T1"> </text:span><text:span text:style-name="T36">fiz uma</text:span><text:span text:style-name="T34"> API </text:span><text:span text:style-name="T36">simples, sendo que a </text:span><text:span text:style-name="T34">primeira etapa foi o</text:span><text:span text:style-name="T31"> diagrama de entidades simples de um banco</text:span></text:p>
      <text:p text:style-name="P2"/>
      <text:p text:style-name="P3"><text:span text:style-name="T1">Utilizei para a construção </text:span>do projeto o site start.spring.io, <text:s/>Utilizei o maven como gerenciador de dependencia, o springboot eu deixei o default. As dependencias utilizadas foram:</text:p>
      <text:p text:style-name="P2"/>
      <text:p text:style-name="P2">Spring web para rotear a api, <text:span text:style-name="T35">ele fez todo o mapeamento da rota além de fazer a injeção de dependencia para injetar a repository no controller.</text:span></text:p>
      <text:p text:style-name="P2">Data JPA para utilizar o banco de dados</text:p>
      <text:p text:style-name="P2">h2 database <text:span text:style-name="T35">para utilizar o banco de dados em memoria</text:span></text:p>
      <text:p text:style-name="P5">Actuator para disponibilizar alguns endpoints</text:p>
      <text:p text:style-name="P5"/>
      <text:p text:style-name="P12">Criei a primeira classe Banco e coloquei o id como nulo para que o próprio banco gere a numeração <text:span text:style-name="T3">e anotei como @Entity sendo a entidade jpa A anotação @Entity é utilizada para informar que uma classe também é uma entidade. A partir disso, a JPA estabelecerá a ligação entre a entidade e uma tabela de mesmo nome no banco de dados, toda o jpa obriga que tenha um id </text:span><text:span text:style-name="T6">para que a entidade seja relacionada a chave primaria </text:span><text:span text:style-name="T3">e foi completado com o generate value para que o id seja criado automaticamente</text:span></text:p>
      <text:p text:style-name="P11"><text:span text:style-name="T28">O @column </text:span><text:span text:style-name="T14">é usada para realizar o mapeamento do campo da entidade com uma coluna do banco de dados.</text:span></text:p>
      <text:p text:style-name="P2"/>
      <text:p text:style-name="P7">Foi anotado como construtor primario a repository para que o spring reconheça que a interface é um bean? Realizando a injeção de dependencia. <text:span text:style-name="T35">A repository é um conceito de herança pois ela herda a lib do JPARepository.</text:span></text:p>
      <text:p text:style-name="P6"/>
      <text:p text:style-name="P6"/>
      <text:p text:style-name="P8"><text:span text:style-name="T4">Foi criado uma classe controller que é o aonde será descrito todos os endpoints </text:span><text:span text:style-name="T6">e será a api propriamente dita </text:span><text:span text:style-name="T4">Foi anotado @restController para </text:span><text:span text:style-name="T8">marcar que o controlador está fornecendo serviços REST com o tipo de resposta JSON. </text:span></text:p>
      <text:p text:style-name="P11"><text:span text:style-name="T9">Para quem não sabe rest <text:s/>significa </text:span><text:span text:style-name="T8">Representational State Transfer, </text:span><text:span text:style-name="T9">ou seja</text:span><text:span text:style-name="T8"> Transferência Representacional de Estado, </text:span><text:span text:style-name="T9">que</text:span><text:span text:style-name="T8"> é um estilo de arquitetura de software que define um conjunto de restrições a serem usadas para a criação de web services.</text:span></text:p>
      <text:p text:style-name="P8"><text:span text:style-name="T28">o</text:span><text:span text:style-name="T4"> @requestMappin</text:span><text:span text:style-name="T26">g </text:span><text:span text:style-name="T13"> </text:span><text:span text:style-name="T8">é usada para mapear URLs</text:span></text:p>
      <text:p text:style-name="P6"/>
      <text:p text:style-name="P6"/>
      <text:p text:style-name="P13"><text:span text:style-name="T4">O primeiro construído foi o create que recebera <text:s/>@request body</text:span><text:span text:style-name="T26"> que é o nosso modelo </text:span><text:span text:style-name="T8">é onde geralmente enviamos dados que queremos gravar no servidor.</text:span><text:span text:style-name="T26">,</text:span><text:span text:style-name="T4"> foi anotado como postmapping para receber essa requisição como método http pos</text:span><text:span text:style-name="T26">t </text:span><text:span text:style-name="T27">(</text:span><text:span text:style-name="T8">O método POST</text:span><text:span text:style-name="T13"> </text:span><text:span text:style-name="T8">é utilizado para submeter uma entidade a um recurso específico,</text:span><text:span text:style-name="T10">)</text:span></text:p>
      <text:p text:style-name="P6"/>
      <text:p text:style-name="P10"><text:span text:style-name="T5">o endpoint getAll foi criado utilizando o findall que é um parametro do getall e foi anotado como Getmapping para receber essa requisição como método get, </text:span><text:span text:style-name="T29">pegando todas as informações cadastradas.</text:span></text:p>
      <text:p text:style-name="P6"/>
      <text:p text:style-name="P9">O método getbyid é utilizado para localizar <text:span text:style-name="T29">as informações através d</text:span>o id. o metodo map é uma abordagem funcional para fazer o mapeamento <text:s/>para o responseentity caso o id não seja encontrado, foi utilizado um o relase para aparecer not found, retornando um http 404.</text:p>
      <text:p text:style-name="P14"><text:span text:style-name="T29">Foi anotado como @PathVariable </text:span><text:span text:style-name="T7"> </text:span><text:span text:style-name="T8">@PathVariable</text:span><text:span text:style-name="T13"> </text:span><text:span text:style-name="T8">é utilizado quando o valor da variável é passada diretamente na URL</text:span></text:p>
      <text:p text:style-name="P9"/>
      <text:p text:style-name="P10"><text:soft-page-break/><text:span text:style-name="T5">a função update recebera um id como parametro também através do pathvariable ele também receberá no </text:span><text:span text:style-name="T29">body as informações que deverão ser atualizadas. Foi anotada como @PutMapping que é para realizar uma alteração especifica na chamada do metodo http. </text:span></text:p>
      <text:p text:style-name="P31">Utilizei uma abordagem funcional para fazer um copy da agencia estabelecendo o corpo a ser. Coloquei um retorno de http de status 200 alterado, fazendo um save da agencia já retornando o save alterado, caso não encontree vai retornar um htttp 404</text:p>
      <text:p text:style-name="P10"/>
      <text:p text:style-name="P30">E a função delete <text:span text:style-name="T41">que tambem recebe um id pela path, deixando explicito que não retornara nada (void), foi usado a mesma linha funcional com o map, ou seja… se eu encontrei o id eu faço o delete normal, caso não encontre o id retorna 404</text:span></text:p>
      <text:p text:style-name="P10"/>
      <text:p text:style-name="P29"><text:span text:style-name="T24">A anotação @SpringBootApplication</text:span><text:span text:style-name="T25"> </text:span><text:span text:style-name="T24">é uma anotação de conveniência que contém as seguintes anotações do Spring: @Configuration, @EnableAutoConfiguration e @ComponentScan. Essas duas últimas, basicamente, dizem ao inicializador do Spring: “Busque e instancie todo bean anotado deste pacote para frente”.</text:span></text:p>
      <text:h text:style-name="P47" text:outline-level="3">Session Bean</text:h>
      <text:p text:style-name="Text_20_body">Beans de sessão é uma tecnologia de componente projetada para encapsular serviços de negócio. As operações suportadas pelo serviço são geralmente definidos usando uma interface Java, chamada de interface de serviço do Bean de sessão, na qual os clientes usam para interagir com o Bean.</text:p>
      <text:p text:style-name="P44"><text:span text:style-name="T42">Void </text:span><text:span text:style-name="T12">é</text:span><text:span text:style-name="T11"> o tipo para o resultado de uma função que retorna normalmente, mas não fornece um valor de resultado para seu chamador</text:span></text:p>
      <text:h text:style-name="P41" text:outline-level="3">Repository</text:h>
      <text:p text:style-name="P38">Hoje em dia há vários padrões disponíveis para melhorar a saúde do projeto. Um deles é o Repository, no qual trabalhamos em cima de interfaces e não mais diretamente com a implementação da lógica. Quando o sistema está voltado à interface, as injeções das camadas de negócios são substituídas por suas respectivas interfaces.</text:p>
      <text:p text:style-name="P38"/>
      <text:p text:style-name="P39">API <text:span text:style-name="T32">Interface application proggraming interface</text:span></text:p>
      <text:p text:style-name="Text_20_body"><text:span text:style-name="T8">Na prática, uma API</text:span><text:span text:style-name="T13"> </text:span><text:span text:style-name="T8">é um conjunto de padrões, instruções e rotinas de programação que permitem o acesso às funcionalidades de um aplicativo por um outro software. Dessa forma, é possível fazer com que dois sistemas diferentes “conversem” entre si e compartilhem dados, funções e serviços.</text:span><text:line-break/></text:p>
      <text:p text:style-name="P32">Construtor</text:p>
      <text:p text:style-name="P23">É uma função que tem o mesmo nome da classe e a sua única atribuição é criar uma nova instância desta classe.</text:p>
      <text:p text:style-name="P26"/>
      <text:p text:style-name="P32">Construtor primario </text:p>
      <text:p text:style-name="P26"><text:span text:style-name="T17">Uma Classe pode ter vários construtores, mas somente o </text:span><text:span text:style-name="Strong_20_Emphasis"><text:span text:style-name="T17">Primário</text:span></text:span><text:span text:style-name="T18"> </text:span><text:span text:style-name="T17">deverá retornar uma instância de um Objeto.</text:span></text:p>
      <text:p text:style-name="P22"/>
      <text:p text:style-name="P22"><text:soft-page-break/>Dependencias</text:p>
      <text:p text:style-name="P26"><text:span text:style-name="T17"><text:line-break/></text:span><text:span text:style-name="T8">Tudo o que um objeto precisa para funcionar, é chamado de Dependência. No mundo orientado a objetos, temos objetos se relacionando e fazendo referência a outros objetos a todo momento, e isto é normal.</text:span></text:p>
      <text:p text:style-name="P22"/>
      <text:p text:style-name="P22">A POO facilita na manutenção, caso necessário modificação, </text:p>
      <text:p text:style-name="P22"/>
      <text:p text:style-name="P22"><text:line-break/><text:span text:style-name="T38">As data classes</text:span><text:span text:style-name="T37"> </text:span><text:span text:style-name="T38">são utilizadas para representar dados de uma forma estruturada, porém sem a necessidade de se definir getters, setters, toString, equals ou hashCode; todo esse código repetitivo é gerado automaticamente pelo compilador.</text:span></text:p>
      <text:p text:style-name="P24"/>
      <text:p text:style-name="P24">A ideia do Data Class, além de manter o mesmo comportamento de uma classe comum, é nos oferecer funções pré implementadas baseando-se nas properties do construtor primário.</text:p>
      <text:p text:style-name="P24"/>
      <text:p text:style-name="P43"><text:span text:style-name="T39">De uma maneira geral, muitos afirmam que se você quer criar uma classe para representar um </text:span><text:a xlink:type="simple" xlink:href="https://pt.wikipedia.org/wiki/Plain_Old_Java_Objects" text:style-name="Internet_20_link" text:visited-style-name="Visited_20_Internet_20_Link"><text:span text:style-name="T40">POJO</text:span></text:a><text:span text:style-name="T39"> de maneira consisa, só precisa criar um Data Class, em código teríamos o seguinte resultado:</text:span></text:p>
      <text:p text:style-name="P40"/>
      <text:p text:style-name="P45"><text:span text:style-name="Source_20_Text"><text:span text:style-name="T23">data class Pessoa(</text:span></text:span></text:p>
      <text:p text:style-name="P45"><text:span text:style-name="Source_20_Text"><text:span text:style-name="T22"><text:s text:c="7"/></text:span></text:span><text:span text:style-name="Source_20_Text"><text:span text:style-name="T23">val nome: String,</text:span></text:span></text:p>
      <text:p text:style-name="P46"><text:span text:style-name="Source_20_Text"><text:span text:style-name="T22"><text:s text:c="7"/></text:span></text:span><text:span text:style-name="Source_20_Text"><text:span text:style-name="T23">val idade: Int)</text:span></text:span></text:p>
      <text:p text:style-name="P43"><text:span text:style-name="T39">O código é bem mais enxuto comparando com a amostra que apresentei no </text:span><text:a xlink:type="simple" xlink:href="https://blog.caelum.com.br/como-preparar-o-ambiente-e-escrever-seu-primeiro-codigo-com-kotlin/" text:style-name="Internet_20_link" text:visited-style-name="Visited_20_Internet_20_Link"><text:span text:style-name="T40">primeiro artigo que escrevi de Kotlin</text:span></text:a><text:span text:style-name="T39">. Se criarmos uma pessoa a partir desta classe, temos a seguinte possibilidade:</text:span></text:p>
      <text:p text:style-name="P40"/>
      <text:p text:style-name="P46"><text:span text:style-name="Source_20_Text"><text:span text:style-name="T23">val joao = Pessoa("João da Silva", 28)</text:span></text:span></text:p>
      <text:p text:style-name="P36">Repare que já envio o nome e idade via construtor. A princípio, nenhuma novidade, porém e se tentarmos criar uma pessoa sem enviar os argumentos do construtor?</text:p>
      <text:p text:style-name="P24">Diz-se que um código ou discurso é mais conciso que outro quando transmite a mesma mensagem com menor extensão.</text:p>
      <text:p text:style-name="P24"/>
      <text:p text:style-name="P25">A anotação @SpringBootApplication é uma anotação de conveniência que contém as seguintes anotações do Spring: @Configuration, @EnableAutoConfiguration e @ComponentScan. Essas duas últimas, basicamente, dizem ao inicializador do Spring: “Busque e instancie todo bean anotado deste pacote para fre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Times New Roman', Times, serif"/>
    <style:font-face style:name="Inter" svg:font-family="Inter, sans-serif"/>
    <style:font-face style:name="Lohit Devanagari1" svg:font-family="'Lohit Devanagari'"/>
    <style:font-face style:name="Merriweather" svg:font-family="Merriweather, 'PT Serif', Georgia, 'Times New Roman', serif"/>
    <style:font-face style:name="Raleway" svg:font-family="Raleway, sans-serif"/>
    <style:font-face style:name="Source Sans Pro" svg:font-family="'Source Sans Pro', sans-serif"/>
    <style:font-face style:name="arial" svg:font-family="arial"/>
    <style:font-face style:name="arial1" svg:font-family="arial, sans-serif"/>
    <style:font-face style:name="charter" svg:font-family="charter,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4:23:10.699544892</meta:creation-date>
    <dc:date>2022-02-17T15:36:42.731883849</dc:date>
    <meta:editing-duration>PT4H2M10S</meta:editing-duration>
    <meta:editing-cycles>13</meta:editing-cycles>
    <meta:generator>LibreOffice/6.4.7.2$Linux_X86_64 LibreOffice_project/40$Build-2</meta:generator>
    <meta:document-statistic meta:table-count="0" meta:image-count="0" meta:object-count="0" meta:page-count="4" meta:paragraph-count="62" meta:word-count="1461" meta:character-count="8958" meta:non-whitespace-character-count="7531"/>
  </office:meta>
</office:document-meta>
</file>